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33000000387A7FA2405BDE11FB.png" manifest:media-type="image/png"/>
  <manifest:file-entry manifest:full-path="Pictures/10000000000000400000001BF2D7337F18B16052.png" manifest:media-type="image/png"/>
  <manifest:file-entry manifest:full-path="Pictures/100000000000004000000029B0FF1355F389B01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0792" officeooo:paragraph-rsid="001b0792"/>
    </style:style>
    <style:style style:name="P2" style:family="paragraph" style:parent-style-name="Standard">
      <style:text-properties officeooo:rsid="001b0792" officeooo:paragraph-rsid="001c423d"/>
    </style:style>
    <style:style style:name="P3" style:family="paragraph" style:parent-style-name="Standard">
      <style:text-properties officeooo:rsid="001b0792" officeooo:paragraph-rsid="0022d0bb"/>
    </style:style>
    <style:style style:name="P4" style:family="paragraph" style:parent-style-name="Standard">
      <style:text-properties officeooo:rsid="001b0792" officeooo:paragraph-rsid="0021f699"/>
    </style:style>
    <style:style style:name="P5" style:family="paragraph" style:parent-style-name="Standard">
      <style:text-properties officeooo:rsid="001b0792" officeooo:paragraph-rsid="002f0dfc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b0792" officeooo:paragraph-rsid="001b0792" style:font-weight-asian="bold" style:font-weight-complex="bold"/>
    </style:style>
    <style:style style:name="P7" style:family="paragraph" style:parent-style-name="Standard">
      <style:text-properties fo:font-size="12pt" officeooo:rsid="001b0792" officeooo:paragraph-rsid="001b0792" style:font-size-asian="12pt" style:font-size-complex="12pt"/>
    </style:style>
    <style:style style:name="P8" style:family="paragraph" style:parent-style-name="Standard">
      <style:text-properties style:font-name="Courier" fo:font-size="10pt" officeooo:rsid="001b0792" officeooo:paragraph-rsid="0022d0bb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Courier" fo:font-size="14pt" fo:font-weight="bold" officeooo:rsid="001b0792" officeooo:paragraph-rsid="001b08fa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rsid="001c423d" officeooo:paragraph-rsid="001c423d"/>
    </style:style>
    <style:style style:name="P11" style:family="paragraph" style:parent-style-name="Standard">
      <style:text-properties officeooo:paragraph-rsid="00200cf9"/>
    </style:style>
    <style:style style:name="P12" style:family="paragraph" style:parent-style-name="Standard">
      <style:text-properties officeooo:paragraph-rsid="0022d0bb"/>
    </style:style>
    <style:style style:name="P13" style:family="paragraph" style:parent-style-name="Standard">
      <style:text-properties officeooo:rsid="0022d0bb" officeooo:paragraph-rsid="0022d0bb"/>
    </style:style>
    <style:style style:name="P14" style:family="paragraph" style:parent-style-name="Standard">
      <style:text-properties fo:font-style="italic" style:text-underline-style="solid" style:text-underline-width="auto" style:text-underline-color="font-color" fo:font-weight="normal" officeooo:rsid="001b0792" officeooo:paragraph-rsid="001b0792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officeooo:paragraph-rsid="002f0dfc"/>
    </style:style>
    <style:style style:name="P16" style:family="paragraph" style:parent-style-name="Standard">
      <style:text-properties officeooo:rsid="002f0dfc" officeooo:paragraph-rsid="002f0dfc"/>
    </style:style>
    <style:style style:name="P17" style:family="paragraph" style:parent-style-name="Standard">
      <style:text-properties officeooo:rsid="00200cf9" officeooo:paragraph-rsid="00200cf9"/>
    </style:style>
    <style:style style:name="P18" style:family="paragraph" style:parent-style-name="Standard">
      <style:text-properties style:font-name="Liberation Serif1" fo:font-size="11pt" officeooo:rsid="00200cf9" officeooo:paragraph-rsid="0030c1c9" style:font-size-asian="11pt" style:font-size-complex="11pt"/>
    </style:style>
    <style:style style:name="P19" style:family="paragraph" style:parent-style-name="Standard">
      <style:text-properties style:font-name="Liberation Serif1" fo:font-size="11pt" fo:font-weight="bold" officeooo:rsid="0030c1c9" officeooo:paragraph-rsid="0030c1c9" style:font-size-asian="11pt" style:font-weight-asian="bold" style:font-size-complex="11pt" style:font-weight-complex="bold"/>
    </style:style>
    <style:style style:name="P20" style:family="paragraph" style:parent-style-name="Standard">
      <style:text-properties fo:font-size="11pt" officeooo:paragraph-rsid="0030c1c9" style:font-size-asian="11pt" style:font-size-complex="11pt"/>
    </style:style>
    <style:style style:name="P21" style:family="paragraph" style:parent-style-name="Standard">
      <style:text-properties fo:font-size="11pt" officeooo:rsid="00335c99" officeooo:paragraph-rsid="00335c99" style:font-size-asian="11pt" style:font-size-complex="11pt"/>
    </style:style>
    <style:style style:name="P22" style:family="paragraph" style:parent-style-name="Standard">
      <style:text-properties fo:font-size="11pt" fo:font-weight="bold" officeooo:rsid="0030c1c9" officeooo:paragraph-rsid="0030c1c9" style:font-size-asian="11pt" style:font-weight-asian="bold" style:font-size-complex="11pt" style:font-weight-complex="bold"/>
    </style:style>
    <style:style style:name="P23" style:family="paragraph" style:parent-style-name="Standard">
      <style:text-properties fo:font-size="11pt" fo:font-weight="bold" officeooo:rsid="0030c1c9" officeooo:paragraph-rsid="00322de6" style:font-size-asian="11pt" style:font-weight-asian="bold" style:font-size-complex="11pt" style:font-weight-complex="bold"/>
    </style:style>
    <style:style style:name="P24" style:family="paragraph" style:parent-style-name="Standard">
      <style:text-properties fo:font-size="11pt" fo:font-weight="bold" officeooo:rsid="0030c1c9" officeooo:paragraph-rsid="00335c99" style:font-size-asian="11pt" style:font-weight-asian="bold" style:font-size-complex="11pt" style:font-weight-complex="bold"/>
    </style:style>
    <style:style style:name="P25" style:family="paragraph" style:parent-style-name="Standard">
      <style:text-properties fo:font-size="11pt" fo:font-weight="bold" officeooo:rsid="00322de6" officeooo:paragraph-rsid="00322de6" style:font-size-asian="11pt" style:font-weight-asian="bold" style:font-size-complex="11pt" style:font-weight-complex="bold"/>
    </style:style>
    <style:style style:name="P26" style:family="paragraph" style:parent-style-name="Standard">
      <style:text-properties fo:font-size="11pt" fo:font-weight="bold" officeooo:rsid="00322de6" officeooo:paragraph-rsid="00335c99" style:font-size-asian="11pt" style:font-weight-asian="bold" style:font-size-complex="11pt" style:font-weight-complex="bold"/>
    </style:style>
    <style:style style:name="P27" style:family="paragraph" style:parent-style-name="Standard">
      <style:text-properties fo:font-size="11pt" fo:font-weight="bold" officeooo:paragraph-rsid="00335c99" style:font-size-asian="11pt" style:font-weight-asian="bold" style:font-size-complex="11pt" style:font-weight-complex="bold"/>
    </style:style>
    <style:style style:name="P28" style:family="paragraph" style:parent-style-name="Standard">
      <style:text-properties fo:font-size="11pt" fo:font-weight="normal" officeooo:rsid="0030c1c9" officeooo:paragraph-rsid="00322de6" style:font-size-asian="11pt" style:font-weight-asian="normal" style:font-size-complex="11pt" style:font-weight-complex="normal"/>
    </style:style>
    <style:style style:name="P29" style:family="paragraph" style:parent-style-name="Standard">
      <style:text-properties fo:font-size="11pt" fo:font-weight="normal" officeooo:rsid="0030c1c9" officeooo:paragraph-rsid="00335c99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center" style:justify-single-word="false" fo:break-before="column"/>
      <style:text-properties style:font-name="Courier" fo:font-size="14pt" officeooo:rsid="001b0792" officeooo:paragraph-rsid="001b08fa" style:font-size-asian="14pt" style:font-size-complex="14pt"/>
    </style:style>
    <style:style style:name="P31" style:family="paragraph" style:parent-style-name="Standard">
      <style:paragraph-properties fo:text-align="center" style:justify-single-word="false" fo:break-before="column"/>
      <style:text-properties style:font-name="Courier" fo:font-size="14pt" fo:font-weight="bold" officeooo:paragraph-rsid="0030c1c9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center" style:justify-single-word="false" fo:break-before="column"/>
      <style:text-properties style:font-name="Courier" fo:font-size="14pt" fo:font-weight="bold" officeooo:rsid="0030c1c9" officeooo:paragraph-rsid="00335c99" style:font-size-asian="14pt" style:font-weight-asian="bold" style:font-size-complex="14pt" style:font-weight-complex="bold"/>
    </style:style>
    <style:style style:name="P33" style:family="paragraph" style:parent-style-name="Standard" style:list-style-name="L1">
      <style:text-properties officeooo:rsid="001b0792" officeooo:paragraph-rsid="001b0792"/>
    </style:style>
    <style:style style:name="P34" style:family="paragraph" style:parent-style-name="Standard" style:list-style-name="L2">
      <style:text-properties officeooo:rsid="001b0792" officeooo:paragraph-rsid="001b0792"/>
    </style:style>
    <style:style style:name="P35" style:family="paragraph" style:parent-style-name="Standard" style:list-style-name="L5">
      <style:text-properties officeooo:rsid="001b0792" officeooo:paragraph-rsid="002f0dfc"/>
    </style:style>
    <style:style style:name="P36" style:family="paragraph" style:parent-style-name="Standard" style:list-style-name="L3">
      <style:text-properties officeooo:rsid="001b08fa" officeooo:paragraph-rsid="001b08fa"/>
    </style:style>
    <style:style style:name="P37" style:family="paragraph" style:parent-style-name="Standard" style:list-style-name="L3">
      <style:text-properties officeooo:rsid="001b08fa" officeooo:paragraph-rsid="0027947d"/>
    </style:style>
    <style:style style:name="P38" style:family="paragraph" style:parent-style-name="Standard" style:list-style-name="L3">
      <style:text-properties officeooo:rsid="0022d0bb" officeooo:paragraph-rsid="0022d0bb"/>
    </style:style>
    <style:style style:name="P39" style:family="paragraph" style:parent-style-name="Standard" style:list-style-name="L4">
      <style:text-properties fo:font-size="10pt" officeooo:rsid="001c423d" officeooo:paragraph-rsid="001c423d" style:font-size-asian="10pt" style:font-size-complex="10pt"/>
    </style:style>
    <style:style style:name="P40" style:family="paragraph" style:parent-style-name="Standard" style:list-style-name="L4">
      <style:text-properties fo:font-size="10pt" officeooo:rsid="001b0792" officeooo:paragraph-rsid="001c423d" style:font-size-asian="10pt" style:font-size-complex="10pt"/>
    </style:style>
    <style:style style:name="P41" style:family="paragraph" style:parent-style-name="Standard" style:list-style-name="L4">
      <style:text-properties style:font-name="Courier" fo:font-size="10pt" officeooo:rsid="001b0792" officeooo:paragraph-rsid="001c423d" style:font-size-asian="10pt" style:font-size-complex="10pt"/>
    </style:style>
    <style:style style:name="P42" style:family="paragraph" style:parent-style-name="Standard">
      <style:text-properties officeooo:rsid="001d1cef" officeooo:paragraph-rsid="002f0dfc"/>
    </style:style>
    <style:style style:name="P43" style:family="paragraph" style:parent-style-name="Standard" style:list-style-name="L5">
      <style:text-properties officeooo:rsid="002f0dfc" officeooo:paragraph-rsid="002f0dfc"/>
    </style:style>
    <style:style style:name="P44" style:family="paragraph" style:parent-style-name="Standard">
      <style:text-properties fo:font-size="11pt" officeooo:rsid="0030c1c9" officeooo:paragraph-rsid="0030c1c9" style:font-size-asian="11pt" style:font-size-complex="11pt"/>
    </style:style>
    <style:style style:name="P45" style:family="paragraph" style:parent-style-name="Standard" style:list-style-name="L6">
      <style:text-properties fo:font-size="11pt" officeooo:rsid="0030c1c9" officeooo:paragraph-rsid="0030c1c9" style:font-size-asian="11pt" style:font-size-complex="11pt"/>
    </style:style>
    <style:style style:name="P46" style:family="paragraph" style:parent-style-name="Standard" style:list-style-name="L6">
      <style:text-properties fo:font-size="11pt" officeooo:paragraph-rsid="0030c1c9" style:font-size-asian="11pt" style:font-size-complex="11pt"/>
    </style:style>
    <style:style style:name="P47" style:family="paragraph" style:parent-style-name="Standard" style:list-style-name="L6">
      <style:text-properties fo:font-size="11pt" officeooo:paragraph-rsid="00356c6d" style:font-size-asian="11pt" style:font-size-complex="11pt"/>
    </style:style>
    <style:style style:name="P48" style:family="paragraph" style:parent-style-name="Standard" style:list-style-name="L6">
      <style:text-properties fo:font-size="11pt" fo:font-weight="normal" officeooo:rsid="0030c1c9" officeooo:paragraph-rsid="0030c1c9" style:font-size-asian="11pt" style:font-weight-asian="normal" style:font-size-complex="11pt" style:font-weight-complex="normal"/>
    </style:style>
    <style:style style:name="P49" style:family="paragraph" style:parent-style-name="Standard" style:list-style-name="L6">
      <style:text-properties officeooo:paragraph-rsid="00322de6"/>
    </style:style>
    <style:style style:name="P50" style:family="paragraph" style:parent-style-name="Standard" style:list-style-name="L6">
      <style:text-properties officeooo:paragraph-rsid="00335c99"/>
    </style:style>
    <style:style style:name="P51" style:family="paragraph" style:parent-style-name="Standard" style:list-style-name="L6">
      <style:text-properties officeooo:rsid="003498ae" officeooo:paragraph-rsid="003498ae"/>
    </style:style>
    <style:style style:name="P52" style:family="paragraph" style:parent-style-name="Standard" style:list-style-name="L6">
      <style:text-properties style:font-name="Courier New" fo:font-size="11pt" officeooo:paragraph-rsid="0030c1c9" style:font-size-asian="11pt" style:font-size-complex="11pt"/>
    </style:style>
    <style:style style:name="P53" style:family="paragraph" style:parent-style-name="Standard" style:list-style-name="L6">
      <style:text-properties style:font-name="Liberation Serif1" fo:font-size="11pt" officeooo:paragraph-rsid="0030c1c9" style:font-size-asian="11pt" style:font-size-complex="11pt"/>
    </style:style>
    <style:style style:name="T1" style:family="text">
      <style:text-properties officeooo:rsid="001b0792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Courie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c423d" style:font-weight-asian="bold" style:font-weight-complex="bold"/>
    </style:style>
    <style:style style:name="T6" style:family="text">
      <style:text-properties fo:font-weight="bold" officeooo:rsid="001b0792" style:font-weight-asian="bold" style:font-weight-complex="bold"/>
    </style:style>
    <style:style style:name="T7" style:family="text">
      <style:text-properties fo:font-weight="bold" officeooo:rsid="001b08fa" style:font-weight-asian="bold" style:font-weight-complex="bold"/>
    </style:style>
    <style:style style:name="T8" style:family="text">
      <style:text-properties officeooo:rsid="001c423d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1c423d"/>
    </style:style>
    <style:style style:name="T11" style:family="text">
      <style:text-properties style:font-name="Liberation Serif" fo:font-size="11pt" officeooo:rsid="00322de6" style:font-size-asian="11pt" style:font-size-complex="11pt"/>
    </style:style>
    <style:style style:name="T12" style:family="tex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13" style:family="text">
      <style:text-properties style:font-name="Liberation Serif" fo:font-size="11pt" fo:font-weight="normal" officeooo:rsid="0030c1c9" style:font-size-asian="11pt" style:font-weight-asian="normal" style:font-size-complex="11pt" style:font-weight-complex="normal"/>
    </style:style>
    <style:style style:name="T14" style:family="text">
      <style:text-properties officeooo:rsid="00200cf9"/>
    </style:style>
    <style:style style:name="T15" style:family="text">
      <style:text-properties officeooo:rsid="0022d0bb"/>
    </style:style>
    <style:style style:name="T16" style:family="text">
      <style:text-properties officeooo:rsid="0027947d"/>
    </style:style>
    <style:style style:name="T17" style:family="text">
      <style:text-properties officeooo:rsid="001d1cef"/>
    </style:style>
    <style:style style:name="T18" style:family="text">
      <style:text-properties officeooo:rsid="002f0dfc"/>
    </style:style>
    <style:style style:name="T19" style:family="text">
      <style:text-properties style:font-name="Courier New"/>
    </style:style>
    <style:style style:name="T20" style:family="text">
      <style:text-properties style:font-name="Courier New" fo:font-size="11pt" officeooo:rsid="00322de6" style:font-size-asian="11pt" style:font-size-complex="11pt"/>
    </style:style>
    <style:style style:name="T21" style:family="text">
      <style:text-properties officeooo:rsid="0030c1c9"/>
    </style:style>
    <style:style style:name="T22" style:family="text">
      <style:text-properties fo:font-size="11pt" officeooo:rsid="00322de6" style:font-size-asian="11pt" style:font-size-complex="11pt"/>
    </style:style>
    <style:style style:name="T23" style:family="text">
      <style:text-properties fo:font-size="11pt" officeooo:rsid="0030c1c9" style:font-size-asian="11pt" style:font-size-complex="11pt"/>
    </style:style>
    <style:style style:name="T24" style:family="text">
      <style:text-properties fo:font-size="11pt" officeooo:rsid="00335c99" style:font-size-asian="11pt" style:font-size-complex="11pt"/>
    </style:style>
    <style:style style:name="T25" style:family="text">
      <style:text-properties fo:font-size="11pt" fo:font-weight="normal" officeooo:rsid="0030c1c9" style:font-size-asian="11pt" style:font-weight-asian="normal" style:font-size-complex="11pt" style:font-weight-complex="normal"/>
    </style:style>
    <style:style style:name="T26" style:family="text">
      <style:text-properties fo:font-size="11pt" fo:font-weight="normal" officeooo:rsid="00335c99" style:font-size-asian="11pt" style:font-weight-asian="normal" style:font-size-complex="11pt" style:font-weight-complex="normal"/>
    </style:style>
    <style:style style:name="T27" style:family="text">
      <style:text-properties officeooo:rsid="00335c99"/>
    </style:style>
    <style:style style:name="T28" style:family="text">
      <style:text-properties officeooo:rsid="00363ea8"/>
    </style:style>
    <style:style style:name="T29" style:family="text">
      <style:text-properties officeooo:rsid="00381bfb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icro:bit</text:p>
      <text:p text:style-name="P1"/>
      <text:p text:style-name="P11"><text:span text:style-name="T6">micro</text:span><text:span text:style-name="T5"> </text:span><text:span text:style-name="T1">: modificateur du millionième, symbole </text:span>μ <text:span text:style-name="T14">(se prononce</text:span> « <text:span text:style-name="T1">mu »)</text:span></text:p>
      <text:p text:style-name="P1"><text:span text:style-name="T4">bit</text:span><text:span text:style-name="T8"> </text:span>: contraction de « binary digit » qui signifie « chiffre binaire » <text:span text:style-name="T28">(</text:span>0 ou 1<text:span text:style-name="T28">)</text:span></text:p>
      <text:p text:style-name="P1"/>
      <text:p text:style-name="P14">Matériel</text:p>
      <text:p text:style-name="P6">« carte » + sachet + câble USB + boîtier de piles + piles</text:p>
      <text:p text:style-name="P1">La carte comporte :</text:p>
      <text:list xml:id="list2604921533" text:style-name="L1">
        <text:list-item>
          <text:p text:style-name="P33">un « écran » de résolution 5×5<text:span text:style-name="T28"> (luminosité variable des LEDs</text:span>,</text:p>
        </text:list-item>
        <text:list-item>
          <text:p text:style-name="P33">un bouton A et un bouton B,</text:p>
        </text:list-item>
        <text:list-item>
          <text:p text:style-name="P33">des capteurs (non visibles) : boussole, accéléromètre.</text:p>
          <text:p text:style-name="P33"/>
        </text:list-item>
      </text:list>
      <text:p text:style-name="P1">Ne pas retirer le câble de la carte pour le ranger, juste débrancher le boîtier des piles<text:span text:style-name="T15">, pour ne pas les vider</text:span> (laisser les piles dans le boîtier) et mettre la carte dans le sachet avec son câble (qui dépasse ou non).</text:p>
      <text:p text:style-name="P1"/>
      <text:p text:style-name="P14">Programmation depuis un navigateur</text:p>
      <text:p text:style-name="P14"/>
      <text:p text:style-name="P7"><text:span text:style-name="T15">Démarrer</text:span> Chrome (seul Chrome peut se connecter au port USB).</text:p>
      <text:p text:style-name="P12"><text:span text:style-name="T15">Le site principal : </text:span><text:a xlink:type="simple" xlink:href="http://microbit.org/" text:style-name="Internet_20_link" text:visited-style-name="Visited_20_Internet_20_Link"><text:span text:style-name="T15">http://microbit.org</text:span></text:a></text:p>
      <text:p text:style-name="P3"><text:span text:style-name="T15">La page à utiliser pour programmer : </text:span><text:a xlink:type="simple" xlink:href="http://python.microbit.org/" text:style-name="Internet_20_link" text:visited-style-name="Visited_20_Internet_20_Link"><text:span text:style-name="T15">http://python.microbit.org/</text:span></text:a><text:span text:style-name="T15">.</text:span></text:p>
      <text:p text:style-name="P13">Sur cette dernière page, le code du premier exemple est :</text:p>
      <text:p text:style-name="P8">from microbit import *</text:p>
      <text:p text:style-name="P8">while True:</text:p>
      <text:p text:style-name="P8"><text:s text:c="4"/>display.scroll(<text:span text:style-name="T15">"Hello, world!"</text:span>)</text:p>
      <text:p text:style-name="P8"><text:s text:c="4"/>display.show(Image.HEART)</text:p>
      <text:p text:style-name="P8"><text:s text:c="4"/>sleep(2000)</text:p>
      <text:p text:style-name="P3">Après avoir branché le micro:bit à l’ordinateur avec le câble USB :</text:p>
      <text:list xml:id="list2311487066" text:style-name="L2">
        <text:list-item>
          <text:p text:style-name="P34"><draw:frame draw:style-name="fr1" draw:name="Image1" text:anchor-type="char" svg:x="7.297cm" svg:y="0.044cm" svg:width="0.84cm" svg:height="0.355cm" draw:z-index="0"><draw:image xlink:href="Pictures/10000000000000400000001BF2D7337F18B16052.png" xlink:type="simple" xlink:show="embed" xlink:actuate="onLoad" loext:mime-type="image/png"/></draw:frame>cliquer sur <text:span text:style-name="T16">le bouton </text:span>« Connect » :</text:p>
        </text:list-item>
        <text:list-item>
          <text:p text:style-name="P34"><draw:frame draw:style-name="fr2" draw:name="Image2" text:anchor-type="paragraph" svg:x="12.203cm" svg:y="0.159cm" svg:width="0.995cm" svg:height="0.637cm" draw:z-index="1"><draw:image xlink:href="Pictures/100000000000004000000029B0FF1355F389B016.png" xlink:type="simple" xlink:show="embed" xlink:actuate="onLoad" loext:mime-type="image/png"/></draw:frame>choisir le micro:bit dans la liste<text:span text:style-name="T15"> et valider</text:span>,</text:p>
        </text:list-item>
        <text:list-item>
          <text:p text:style-name="P34"><draw:frame draw:style-name="fr2" draw:name="Image3" text:anchor-type="paragraph" svg:x="12.287cm" svg:y="0.353cm" svg:width="0.76cm" svg:height="0.834cm" draw:z-index="2"><draw:image xlink:href="Pictures/1000000000000033000000387A7FA2405BDE11FB.png" xlink:type="simple" xlink:show="embed" xlink:actuate="onLoad" loext:mime-type="image/png"/></draw:frame>le bouton « Connect » montre maintenant un visage tranquille :</text:p>
        </text:list-item>
      </text:list>
      <text:list xml:id="list2910477937" text:style-name="L3">
        <text:list-item>
          <text:p text:style-name="P36">envoyer le programme vers la carte en cliquant sur « Flash » :</text:p>
        </text:list-item>
        <text:list-item>
          <text:p text:style-name="P37">observer le résultat sur la carte, <text:span text:style-name="T15">il est </text:span>possible de le débrancher</text:p>
          <text:p text:style-name="P37">de l’ordinateur en l’alimentant avec le boîtier de piles<text:span text:style-name="T15">.</text:span></text:p>
        </text:list-item>
        <text:list-item>
          <text:p text:style-name="P38"><text:span text:style-name="T29">Travail à faire</text:span> :</text:p>
          <text:p text:style-name="P38">1) Changez le texte qui s’affiche.</text:p>
          <text:p text:style-name="P38">2) Supprimez le texte et faites alterner le cœur avec un smiley (code HAPPY) toutes les secondes <text:span text:style-name="T16">(période = 1000ms)</text:span>.</text:p>
        </text:list-item>
      </text:list>
      <text:p text:style-name="P30"><text:span text:style-name="T4">micro:bit</text:span><text:span text:style-name="T7"> (suite)</text:span></text:p>
      <text:p text:style-name="P1"/>
      <text:p text:style-name="P10">Quelques traductions :</text:p>
      <text:list xml:id="list3811107853" text:style-name="L4">
        <text:list-item>
          <text:p text:style-name="P39"><text:span text:style-name="T3">from x import y</text:span> : depuis x, importe y</text:p>
        </text:list-item>
        <text:list-item>
          <text:p text:style-name="P41">while True<text:span text:style-name="T10"> </text:span><text:span text:style-name="T9">:</text:span><text:span text:style-name="T10"> tant que vrai (donc boucle infinie)</text:span></text:p>
        </text:list-item>
        <text:list-item>
          <text:p text:style-name="P40"><text:span text:style-name="T3">display</text:span><text:span text:style-name="T8"> </text:span>: affichage</text:p>
        </text:list-item>
        <text:list-item>
          <text:p text:style-name="P40"><text:span text:style-name="T3">scroll</text:span><text:span text:style-name="T8"> </text:span>: défiler</text:p>
        </text:list-item>
        <text:list-item>
          <text:p text:style-name="P40"><text:span text:style-name="T3">show</text:span><text:span text:style-name="T8"> </text:span>: montrer</text:p>
        </text:list-item>
        <text:list-item>
          <text:p text:style-name="P40"><text:span text:style-name="T3">sleep</text:span><text:span text:style-name="T8"> </text:span>: dormir (ici <text:span text:style-name="T8">sert à « </text:span>attendre<text:span text:style-name="T8"> »</text:span>)<text:span text:style-name="T8">,</text:span> en m<text:span text:style-name="T18">illi</text:span>s<text:span text:style-name="T18">econdes</text:span></text:p>
        </text:list-item>
      </text:list>
      <text:p text:style-name="P1"/>
      <text:p text:style-name="P15"><text:span text:style-name="T17">Depuis cette page : </text:span><text:a xlink:type="simple" xlink:href="http://microbit.org/guide/python" text:style-name="Internet_20_link" text:visited-style-name="Visited_20_Internet_20_Link"><text:span text:style-name="T17">http://microbit.org/guide/python</text:span></text:a><text:span text:style-name="T17">, vous trouverez toute la documentation nécessaire en cliquant sur les bonnes sections.</text:span></text:p>
      <text:p text:style-name="P15"/>
      <text:p text:style-name="P42">Essayez les programmes du site (copier-coller dans l’éditeur et flasher), et copiez les instructions nouvelles dans votre cahier.</text:p>
      <text:p text:style-name="P2"><text:a xlink:type="simple" xlink:href="https://microbit-micropython.readthedocs.io/en/latest/tutorials/images.html" text:style-name="Internet_20_link" text:visited-style-name="Visited_20_Internet_20_Link"><text:span text:style-name="T2"/></text:a></text:p>
      <text:p text:style-name="P5">Réfléchir à un projet simple utilisant :</text:p>
      <text:list xml:id="list4234465736" text:style-name="L5">
        <text:list-item>
          <text:p text:style-name="P35">l’écran 5×5,</text:p>
        </text:list-item>
        <text:list-item>
          <text:p text:style-name="P35">les deux boutons,</text:p>
        </text:list-item>
        <text:list-item>
          <text:p text:style-name="P35">l’accéléromètre (orientation et mouvements),</text:p>
        </text:list-item>
        <text:list-item>
          <text:p text:style-name="P35">la boussole,</text:p>
        </text:list-item>
        <text:list-item>
          <text:p text:style-name="P43">le capteur de température du processeur,</text:p>
        </text:list-item>
        <text:list-item>
          <text:p text:style-name="P43">du son (on peut connecter des écouteurs avec des pinces crocodile),</text:p>
        </text:list-item>
        <text:list-item>
          <text:p text:style-name="P43"><text:span text:style-name="T19">set_pixel()</text:span> permet de gérer les pixels sans passer par les images.</text:p>
        </text:list-item>
      </text:list>
      <text:p text:style-name="P4"/>
      <text:p text:style-name="P16">Vous pouvez bien sûr combiner toutes ces possibilités !</text:p>
      <text:p text:style-name="P4"/>
      <text:p text:style-name="P17">Rédiger en français les instructions du programme de ce projet.</text:p>
      <text:p text:style-name="P17"/>
      <text:p text:style-name="P31"><text:soft-page-break/>micro:bit <text:s/><text:span text:style-name="T21">IDÉES de </text:span>PROJETS</text:p>
      <text:p text:style-name="P20"/>
      <text:p text:style-name="P20"/>
      <text:p text:style-name="P44">Si vous n’avez pas d’idée de projet, choisissez-en un parmi les projets ci-dessous.</text:p>
      <text:p text:style-name="P21">Ils sont classés par ordre de difficulté</text:p>
      <text:p text:style-name="P20"/>
      <text:p text:style-name="P20"><text:span text:style-name="T21">Une fois choisi, r</text:span>édige<text:span text:style-name="T27">z</text:span> en français les instructions du programme de ce projet, puis appeler le professeur pour en discuter.</text:p>
      <text:p text:style-name="P20"/>
      <text:p text:style-name="P20"/>
      <text:p text:style-name="P22">HISTOIRE ANIMÉE</text:p>
      <text:p text:style-name="P22"/>
      <text:list xml:id="list66473617" text:style-name="L6">
        <text:list-item>
          <text:p text:style-name="P45">Écrire un programme qui affiche une image différente toutes les secondes pour raconter une histoire.</text:p>
        </text:list-item>
        <text:list-item>
          <text:p text:style-name="P48">Même chose, mais l’affichage peut défiler en avant avec le bouton B, et en arrière avec le bouton A.</text:p>
        </text:list-item>
      </text:list>
      <text:p text:style-name="P22"/>
      <text:p text:style-name="P22"/>
      <text:p text:style-name="P22">PILE OU FACE</text:p>
      <text:p text:style-name="P22"/>
      <text:list xml:id="list180151944918092" text:continue-list="list66473617" text:style-name="L6">
        <text:list-item text:start-value="1">
          <text:p text:style-name="P45">Écrire un programme qui, à chaque appui sur le bouton A, affiche P ou F au hasard.</text:p>
        </text:list-item>
        <text:list-item>
          <text:p text:style-name="P48">Même chose, mais l’affichage se fait quand le micro:bit est secoué.</text:p>
        </text:list-item>
      </text:list>
      <text:p text:style-name="P22"/>
      <text:p text:style-name="P22"/>
      <text:p text:style-name="P23">CHRONOMÈTRE</text:p>
      <text:p text:style-name="P23"/>
      <text:list xml:id="list180150429717314" text:continue-list="list180151944918092" text:style-name="L6">
        <text:list-item text:start-value="1">
          <text:p text:style-name="P49"><text:span text:style-name="T23">Écrire un programme qui démarre et arrête un chronomètre </text:span><text:span text:style-name="T22">en appuyant sur le bouton A</text:span><text:span text:style-name="T23">. </text:span><text:span text:style-name="T22">Il faudra importer le module </text:span><text:span text:style-name="T20">utime</text:span><text:span text:style-name="T11"> et utiliser </text:span><text:span text:style-name="T20">utime.ticks_ms()</text:span><text:span text:style-name="T11">.</text:span></text:p>
        </text:list-item>
        <text:list-item>
          <text:p text:style-name="P49"><text:span text:style-name="T25">Même chose, </text:span><text:span text:style-name="T26">et le bouton B sert à réinitialiser le chronomètre</text:span><text:span text:style-name="T25">.</text:span></text:p>
        </text:list-item>
      </text:list>
      <text:p text:style-name="P28"/>
      <text:p text:style-name="P28"/>
      <text:p text:style-name="P25">MESSAGE (pour deux élèves)</text:p>
      <text:p text:style-name="P23"/>
      <text:list xml:id="list180150492749254" text:continue-list="list180150429717314" text:style-name="L6">
        <text:list-item text:start-value="1">
          <text:p text:style-name="P49"><text:span text:style-name="T23">Écrire un programme qui </text:span><text:span text:style-name="T24">fait afficher sur l’écran de votre camarade un smiley content (bouton A) ou triste (bouton B)</text:span><text:span text:style-name="T11">.</text:span></text:p>
        </text:list-item>
        <text:list-item>
          <text:p text:style-name="P49"><text:span text:style-name="T25">Même chose, mais </text:span><text:span text:style-name="T26">une lettre est envoyée quand on appuie sur le bouton B</text:span><text:span text:style-name="T25">. </text:span><text:span text:style-name="T26">Pour choisir la lettre, on les fait défiler avec le bouton A.</text:span></text:p>
        </text:list-item>
      </text:list>
      <text:p text:style-name="P28"/>
      <text:p text:style-name="P32">micro:bit <text:s/>IDÉES de PROJETS <text:span text:style-name="T27">(suite)</text:span></text:p>
      <text:p text:style-name="P28"/>
      <text:p text:style-name="P29"/>
      <text:p text:style-name="P26">SHI FU MI (pour deux élèves)</text:p>
      <text:p text:style-name="P24"/>
      <text:list xml:id="list180150067018033" text:continue-list="list180150492749254" text:style-name="L6">
        <text:list-item text:start-value="1">
          <text:p text:style-name="P50"><text:span text:style-name="T23">Écrire un programme qui </text:span><text:span text:style-name="T24">fait défiler les images « pierre », « ciseau » et « papier » en appuyant sur le bouton A</text:span><text:span text:style-name="T11">.</text:span></text:p>
        </text:list-item>
        <text:list-item>
          <text:p text:style-name="P51"><text:span text:style-name="T13">L</text:span><text:span text:style-name="T12">orsque l’un des micro:bit appuie sur B, le choix du joueur est validé et quand les deux joueurs ont validé, un « G » s’affiche chez le gagnant et un « P » chez le perdant.</text:span></text:p>
        </text:list-item>
      </text:list>
      <text:p text:style-name="P29"/>
      <text:p text:style-name="P29"/>
      <text:p text:style-name="P27">SNAKE avec gravité (orientation de la carte micro:bit)</text:p>
      <text:p text:style-name="P20"/>
      <text:list xml:id="list180151718103151" text:continue-list="list180150067018033" text:style-name="L6">
        <text:list-item text:start-value="1">
          <text:p text:style-name="P46">En vous inspirant du programme qui affiche R ou L suivant l'orientation du micro:bit, écrire un programme qui affiche une flèche dans la direction du bas.</text:p>
          <text:p text:style-name="P46">a) Combien y a-t-il de cas ? Combien de flèches ?</text:p>
          <text:p text:style-name="P46">b) Vous aurez besoin de lire l'orientation « sur l'axe y », quelle instruction utiliser ?</text:p>
          <text:p text:style-name="P47">c) Vous aurez besoin de combiner les tests du genre « x &lt; -20 », en tapant par exemple « x &lt; -20 <text:span text:style-name="T4">and</text:span> y &gt; 20 ».</text:p>
          <text:p text:style-name="P47">Mais au fait, à quoi correspondent - 20 et 20 ?</text:p>
        </text:list-item>
        <text:list-item>
          <text:p text:style-name="P46">Dans un autre programme, placer un point au centre de l'écran avec le code :</text:p>
          <text:p text:style-name="P52">x_point = 2</text:p>
          <text:p text:style-name="P52">y_point = 2</text:p>
          <text:p text:style-name="P52">display.set_pixel(x_point, y_point, 9)</text:p>
          <text:p text:style-name="P53">Comment le faire « se déplacer » en utilisant la question 1) ?</text:p>
        </text:list-item>
        <text:list-item>
          <text:p text:style-name="P46">Coder le jeu du serpent !</text:p>
        </text:list-item>
      </text:list>
      <text:p text:style-name="P20"/>
      <text:p text:style-name="P19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Gragnic</meta:initial-creator>
    <meta:creation-date>2020-01-26T22:17:21.771092566</meta:creation-date>
    <dc:date>2023-08-15T18:01:49.687848361</dc:date>
    <meta:editing-duration>PT45M48S</meta:editing-duration>
    <meta:editing-cycles>17</meta:editing-cycles>
    <meta:generator>LibreOffice/6.0.7.3$Linux_X86_64 LibreOffice_project/00m0$Build-3</meta:generator>
    <meta:print-date>2020-01-28T08:01:00.990000000</meta:print-date>
    <dc:creator>Christophe Gragnic</dc:creator>
    <meta:document-statistic meta:table-count="0" meta:image-count="3" meta:object-count="0" meta:page-count="2" meta:paragraph-count="83" meta:word-count="860" meta:character-count="4724" meta:non-whitespace-character-count="3971"/>
  </office:meta>
</office:document-meta>
</file>